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186" officeooo:paragraph-rsid="0005e186"/>
    </style:style>
    <style:style style:name="P2" style:family="paragraph" style:parent-style-name="Standard">
      <style:text-properties officeooo:rsid="000795ca" officeooo:paragraph-rsid="000795ca"/>
    </style:style>
    <style:style style:name="P3" style:family="paragraph" style:parent-style-name="Standard">
      <style:text-properties fo:font-weight="bold" officeooo:rsid="0009e164" officeooo:paragraph-rsid="0009e164" style:font-weight-asian="bold" style:font-weight-complex="bold"/>
    </style:style>
    <style:style style:name="P4" style:family="paragraph" style:parent-style-name="Standard">
      <style:text-properties fo:font-weight="normal" officeooo:rsid="0007afc3" officeooo:paragraph-rsid="0007afc3" style:font-weight-asian="normal" style:font-weight-complex="normal"/>
    </style:style>
    <style:style style:name="P5" style:family="paragraph" style:parent-style-name="Standard">
      <style:text-properties fo:font-weight="normal" officeooo:rsid="0007f9a6" officeooo:paragraph-rsid="0009445b" style:font-weight-asian="normal" style:font-weight-complex="normal"/>
    </style:style>
    <style:style style:name="P6" style:family="paragraph" style:parent-style-name="Standard">
      <style:text-properties fo:font-weight="normal" officeooo:rsid="0009445b" officeooo:paragraph-rsid="0009445b" style:font-weight-asian="normal" style:font-weight-complex="normal"/>
    </style:style>
    <style:style style:name="P7" style:family="paragraph" style:parent-style-name="Standard">
      <style:text-properties fo:font-weight="normal" officeooo:rsid="0009e164" officeooo:paragraph-rsid="0009e16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795ca" officeooo:paragraph-rsid="000795ca" style:font-weight-asian="bold" style:font-weight-complex="bold"/>
    </style:style>
    <style:style style:name="P9" style:family="paragraph" style:parent-style-name="Standard">
      <style:text-properties fo:font-size="16pt" fo:font-weight="bold" officeooo:rsid="0007afc3" officeooo:paragraph-rsid="0007afc3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9e164" officeooo:paragraph-rsid="0009e164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342e1" officeooo:paragraph-rsid="001342e1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normal" officeooo:rsid="0007afc3" officeooo:paragraph-rsid="0007afc3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07afc3" officeooo:paragraph-rsid="0007f9a6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07afc3" officeooo:paragraph-rsid="0009445b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07f9a6" officeooo:paragraph-rsid="0007f9a6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07f9a6" officeooo:paragraph-rsid="0009445b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4pt" fo:font-weight="bold" officeooo:rsid="000d5932" officeooo:paragraph-rsid="000d5932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normal" officeooo:rsid="000b621d" officeooo:paragraph-rsid="000b621d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0d5932" officeooo:paragraph-rsid="000d5932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05e99" officeooo:paragraph-rsid="00105e99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342e1" officeooo:paragraph-rsid="001342e1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3610b" officeooo:paragraph-rsid="0013610b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3610b" officeooo:paragraph-rsid="0014fefb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3610b" officeooo:paragraph-rsid="0015a7cb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3610b" officeooo:paragraph-rsid="001afecc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13610b" officeooo:paragraph-rsid="001f5a53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13610b" officeooo:paragraph-rsid="001f74d9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0b7c80" officeooo:paragraph-rsid="000b7c80" style:font-size-asian="12.25pt" style:font-weight-asian="normal" style:font-size-complex="14pt" style:font-weight-complex="normal"/>
    </style:style>
    <style:style style:name="P29" style:family="paragraph" style:parent-style-name="Standard">
      <style:text-properties officeooo:paragraph-rsid="001f74d9"/>
    </style:style>
    <style:style style:name="T1" style:family="text">
      <style:text-properties officeooo:rsid="000795c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fecc" style:font-weight-asian="bold" style:font-weight-complex="bold"/>
    </style:style>
    <style:style style:name="T5" style:family="text">
      <style:text-properties fo:font-weight="bold" officeooo:rsid="001c5068" style:font-weight-asian="bold" style:font-weight-complex="bold"/>
    </style:style>
    <style:style style:name="T6" style:family="text">
      <style:text-properties fo:font-weight="bold" officeooo:rsid="001f5a53" style:font-weight-asian="bold" style:font-weight-complex="bold"/>
    </style:style>
    <style:style style:name="T7" style:family="text">
      <style:text-properties fo:font-weight="bold" officeooo:rsid="001f74d9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07afc3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0b621d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07f9a6" style:font-size-asian="12.25pt" style:font-size-complex="14pt"/>
    </style:style>
    <style:style style:name="T14" style:family="text">
      <style:text-properties fo:font-size="14pt" officeooo:rsid="0009445b" style:font-size-asian="12.25pt" style:font-size-complex="14pt"/>
    </style:style>
    <style:style style:name="T15" style:family="text">
      <style:text-properties fo:font-size="14pt" fo:font-weight="bold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07f9a6" style:font-size-asian="12.25pt" style:font-weight-asian="bold" style:font-size-complex="14pt" style:font-weight-complex="bold"/>
    </style:style>
    <style:style style:name="T17" style:family="text">
      <style:text-properties fo:font-size="14pt" fo:font-weight="normal" officeooo:rsid="0013610b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1f74d9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1f74d9" style:font-size-asian="14pt" style:font-weight-asian="normal" style:font-size-complex="14pt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1f74d9" style:font-size-asian="14pt" style:font-size-complex="14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officeooo:rsid="001f74d9" style:font-size-asian="13pt" style:font-size-complex="13pt"/>
    </style:style>
    <style:style style:name="T24" style:family="text">
      <style:text-properties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1f74d9" style:font-size-asian="13pt" style:font-weight-asian="normal" style:font-size-complex="13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74d9" style:font-weight-asian="normal" style:font-weight-complex="normal"/>
    </style:style>
    <style:style style:name="T28" style:family="text">
      <style:text-properties officeooo:rsid="000b621d"/>
    </style:style>
    <style:style style:name="T29" style:family="text">
      <style:text-properties officeooo:rsid="00105e99"/>
    </style:style>
    <style:style style:name="T30" style:family="text">
      <style:text-properties officeooo:rsid="0013610b"/>
    </style:style>
    <style:style style:name="T31" style:family="text">
      <style:text-properties officeooo:rsid="0014fefb"/>
    </style:style>
    <style:style style:name="T32" style:family="text">
      <style:text-properties officeooo:rsid="0015a7cb"/>
    </style:style>
    <style:style style:name="T33" style:family="text">
      <style:text-properties officeooo:rsid="001afecc"/>
    </style:style>
    <style:style style:name="T34" style:family="text">
      <style:text-properties officeooo:rsid="001c5068"/>
    </style:style>
    <style:style style:name="T35" style:family="text">
      <style:text-properties officeooo:rsid="001f5a53"/>
    </style:style>
    <style:style style:name="T36" style:family="text">
      <style:text-properties officeooo:rsid="001f74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<text:tab/><text:tab/><text:tab/><text:tab/>SHELL SCRIPTING</text:span></text:p>
      <text:p text:style-name="P1"/>
      <text:p text:style-name="P2"/>
      <text:p text:style-name="P1">---<text:span text:style-name="T1">&gt; <text:tab/>Check what are the shell types support our OS : cat /etc/shells</text:span></text:p>
      <text:p text:style-name="P1">--<text:span text:style-name="T1">&gt; <text:tab/>Where bash is located : <text:s/>$which bash</text:span></text:p>
      <text:p text:style-name="P1">-- <text:span text:style-name="T1">&gt;<text:tab/> sample programm :</text:span></text:p>
      <text:p text:style-name="P1"><text:tab/><text:span text:style-name="T1">#! /bin/bash</text:span></text:p>
      <text:p text:style-name="P1"><text:tab/><text:span text:style-name="T1">echo “Hello”</text:span></text:p>
      <text:p text:style-name="P2"><text:tab/>In above programm first line is for the location</text:p>
      <text:p text:style-name="P2">--- &gt;<text:tab/>Comments: <text:s text:c="2"/>using # (Which are not executed by script but helpful to know additonal <text:tab/>information )</text:p>
      <text:p text:style-name="P2"><text:span text:style-name="T8">--&gt; Variables: <text:tab/></text:span><text:tab/></text:p>
      <text:p text:style-name="P2"><text:span text:style-name="T10">1. System Variables:</text:span> Ssystem variales are created and maintained by UNIX or LINUX OS.</text:p>
      <text:p text:style-name="P2">Note: Mostly system variables are defined in capital letters:</text:p>
      <text:p text:style-name="P2"><text:tab/>Ex: <text:s/><text:span text:style-name="T9">echo <text:s/>$BASH : display bash name</text:span></text:p>
      <text:p text:style-name="P2"><text:tab/> <text:s text:c="6"/><text:span text:style-name="T9">echo <text:s text:c="2"/>$HOME</text:span></text:p>
      <text:p text:style-name="P2"><text:tab/><text:tab/> <text:s text:c="5"/><text:span text:style-name="T9">$DATE , $PWD ....etc</text:span></text:p>
      <text:p text:style-name="P2"/>
      <text:p text:style-name="P8">2. User Defined variables:</text:p>
      <text:p text:style-name="P4">Defined by users.</text:p>
      <text:p text:style-name="P4">EX: variablename=value</text:p>
      <text:p text:style-name="P4"><text:s text:c="8"/>name=sasidhar</text:p>
      <text:p text:style-name="P4"><text:tab/>echo $name <text:s/>o/p: sasidhar</text:p>
      <text:p text:style-name="P4">Note: <text:s/>Varible name start <text:s/>with normol letter (a,b,c .... ), capital letters(A,B,C...), _ , </text:p>
      <text:p text:style-name="P4"/>
      <text:p text:style-name="P9">---&gt; <text:s/>Read User Input : </text:p>
      <text:p text:style-name="P12"><text:s text:c="4"/><text:span text:style-name="T12">Get input from keyboard </text:span><text:span text:style-name="T13">by </text:span><text:span text:style-name="T12">using </text:span><text:span text:style-name="T16">read</text:span><text:span text:style-name="T13"> command</text:span></text:p>
      <text:p text:style-name="P13"><text:span text:style-name="T13"><text:s/>Ex: </text:span><text:span text:style-name="T14">1.</text:span><text:span text:style-name="T13"> <text:s text:c="2"/>echo “Enter the name:”</text:span></text:p>
      <text:p text:style-name="P13"><text:span text:style-name="T13"><text:s text:c="14"/>read name</text:span></text:p>
      <text:p text:style-name="P12"><text:span text:style-name="T13"><text:tab/> <text:s text:c="2"/>echo “ Entered Name is $name”</text:span></text:p>
      <text:p text:style-name="P15"><text:span text:style-name="T12">O/P : ./filename.sh</text:span></text:p>
      <text:p text:style-name="P15"><text:span text:style-name="T12"><text:s/>Enter the name:</text:span></text:p>
      <text:p text:style-name="P15"><text:span text:style-name="T12"><text:s/>Sasidhar</text:span></text:p>
      <text:p text:style-name="P16"><text:span text:style-name="T12">Entered Name is Sasidhar</text:span></text:p>
      <text:p text:style-name="P16"><text:span text:style-name="T14">2. Multiple Names:</text:span></text:p>
      <text:p text:style-name="P16"><text:span text:style-name="T14"><text:tab/></text:span><text:span text:style-name="T12">echo “Enter the name</text:span><text:span text:style-name="T14">s:</text:span><text:span text:style-name="T12">”</text:span></text:p>
      <text:p text:style-name="P14"><text:span text:style-name="T13"><text:s text:c="11"/>read name</text:span><text:span text:style-name="T14">1, name2, name3</text:span></text:p>
      <text:p text:style-name="P14"><text:span text:style-name="T13"><text:tab/> echo “ Entered Na</text:span><text:span text:style-name="T14">mes are:</text:span><text:span text:style-name="T13"> $name</text:span><text:span text:style-name="T14">1, $name2, $name3</text:span><text:span text:style-name="T13">”</text:span></text:p>
      <text:p text:style-name="P15"><text:span text:style-name="T12"><text:s text:c="4"/></text:span><text:span text:style-name="T14">O/P: Enter the names:</text:span></text:p>
      <text:p text:style-name="P15"><text:span text:style-name="T14"><text:tab/> <text:s/>Sasi dhar Reddy</text:span></text:p>
      <text:p text:style-name="P15"><text:span text:style-name="T14"><text:tab/> <text:s/>Entered Names are: sasi dhar Reddy</text:span></text:p>
      <text:p text:style-name="P15"><text:span text:style-name="T14">3. <text:s/>If you want to enter the name on same line( Ex: echo “Enter the name :” name )</text:span></text:p>
      <text:p text:style-name="P5"><text:span text:style-name="T14"><text:s text:c="6"/></text:span><text:span text:style-name="T9"><text:s text:c="2"/></text:span></text:p>
      <text:p text:style-name="P4"><text:tab/><text:span text:style-name="T14">read -p ‘user_name : ‘ user_var</text:span></text:p>
      <text:p text:style-name="P4"><text:span text:style-name="T14"><text:tab/>echo “user name is : $user_var”</text:span></text:p>
      <text:p text:style-name="P6"><text:soft-page-break/><text:span text:style-name="T12">O/P : <text:s/>user_name : sasidar ( On same line we are givinig the name )</text:span></text:p>
      <text:p text:style-name="P6"><text:span text:style-name="T12"><text:tab/>user name is : sasidhar</text:span></text:p>
      <text:p text:style-name="P6"><text:span text:style-name="T12">4. <text:s/>After executing the script while entering the name it will disply on the cmd but we don’ want to disply the name while entering , only we need at output line only. For this we use </text:span><text:span text:style-name="T15">s</text:span><text:span text:style-name="T12"> flaf</text:span></text:p>
      <text:p text:style-name="P6"><text:span text:style-name="T12"><text:s text:c="4"/></text:span></text:p>
      <text:p text:style-name="P6"><text:span text:style-name="T12"><text:s text:c="6"/>read -p ‘user name is : ‘ username</text:span></text:p>
      <text:p text:style-name="P6"><text:span text:style-name="T12"><text:s text:c="6"/>read -sp ‘password is : ‘ password</text:span></text:p>
      <text:p text:style-name="P6"><text:span text:style-name="T12"><text:s/>echo “user name and password are : $username, $password”</text:span></text:p>
      <text:p text:style-name="P6"><text:span text:style-name="T12">o/p:</text:span></text:p>
      <text:p text:style-name="P6"><text:span text:style-name="T12">username is : sasidhar</text:span></text:p>
      <text:p text:style-name="P6"><text:span text:style-name="T12">password is : *****</text:span></text:p>
      <text:p text:style-name="P6"><text:span text:style-name="T12">user name and password are : sasidhar, 12345</text:span></text:p>
      <text:p text:style-name="P7"><text:span text:style-name="T14"/></text:p>
      <text:p text:style-name="P3"><text:span text:style-name="T12">5. Read Array Variales:</text:span></text:p>
      <text:p text:style-name="P7"><text:span text:style-name="T12"><text:s text:c="4"/>Ex: echo “ Enter names : “</text:span></text:p>
      <text:p text:style-name="P7"><text:span text:style-name="T12"><text:tab/>read -a names</text:span></text:p>
      <text:p text:style-name="P7"><text:span text:style-name="T12"><text:tab/>echo “Names : ${names[0]}, ${name[1], ${names[2]}”</text:span></text:p>
      <text:p text:style-name="P7"><text:span text:style-name="T12">O/P : Enter names : </text:span></text:p>
      <text:p text:style-name="P7"><text:span text:style-name="T12"><text:tab/>sasidhar reddy vishnu Vardhan</text:span></text:p>
      <text:p text:style-name="P7"><text:span text:style-name="T12"><text:s text:c="10"/>Names : sasidhar reddy vishnu</text:span></text:p>
      <text:p text:style-name="P7"><text:span text:style-name="T12">6. <text:s/>Note : read command with </text:span><text:span text:style-name="T15">no variable </text:span><text:span text:style-name="T12">then value stores in default variable ,</text:span></text:p>
      <text:p text:style-name="P7"><text:span text:style-name="T12"><text:s text:c="15"/>default variable is : <text:s/></text:span><text:span text:style-name="T15">REPLY</text:span></text:p>
      <text:p text:style-name="P7"><text:span text:style-name="T12"><text:s text:c="8"/>Ex: echo “ Enter the name”</text:span></text:p>
      <text:p text:style-name="P7"><text:span text:style-name="T12"><text:s text:c="12"/><text:tab/>read</text:span></text:p>
      <text:p text:style-name="P7"><text:span text:style-name="T12"><text:s text:c="15"/>echo “name is $REPLY”</text:span></text:p>
      <text:p text:style-name="P7"><text:span text:style-name="T12">O/P: Enter the name</text:span></text:p>
      <text:p text:style-name="P7"><text:span text:style-name="T12"><text:tab/>Sasidhar</text:span></text:p>
      <text:p text:style-name="P7"><text:span text:style-name="T12"><text:tab/>name is sasidhar</text:span></text:p>
      <text:p text:style-name="P10">-----<text:span text:style-name="T28">&gt; <text:s text:c="2"/></text:span><text:span text:style-name="T11">PASS ARGUMENTS</text:span></text:p>
      <text:p text:style-name="P18">1. When we pass the arguments by default stored in $1(First argument), $3( Third argument), $2( Second Argument) .. etc</text:p>
      <text:p text:style-name="P18">Ex: echo “ Enter the <text:s/>value $1”</text:p>
      <text:p text:style-name="P18"><text:s text:c="3"/>O/P: ./filename.sh sasidhae</text:p>
      <text:p text:style-name="P18"><text:tab/><text:tab/>sasidhar</text:p>
      <text:p text:style-name="P28">( Note: Here you put $0(zero) then we will get the output along with filename.</text:p>
      <text:p text:style-name="P28">Ex: echo $0 $2 $1</text:p>
      <text:p text:style-name="P28"><text:tab/>O/P: ./filename sasidhar reddy</text:p>
      <text:p text:style-name="P28">The output like this : ./filename reddy sasidhar</text:p>
      <text:p text:style-name="P28"/>
      <text:p text:style-name="P19">2. If we want to print all arguments with one command: <text:span text:style-name="T3">@</text:span></text:p>
      <text:p text:style-name="P19"><text:tab/>Ex: echo <text:span text:style-name="T3">$@</text:span></text:p>
      <text:p text:style-name="P19"><text:soft-page-break/>O/P: ./filename.sh sasidhr reddy peyyala Hai How</text:p>
      <text:p text:style-name="P19">After executing the file the output should like this</text:p>
      <text:p text:style-name="P19">root@sasidhar-P:/home/sasidhar# <text:span text:style-name="T3">./file5.sh sasidhr reddy peyyala Hai How </text:span></text:p>
      <text:p text:style-name="P17"><text:tab/><text:tab/><text:tab/><text:tab/><text:tab/> <text:s text:c="4"/>sasidhr reddy peyyala Hai How</text:p>
      <text:p text:style-name="P19">3. Count the passed arguments: <text:span text:style-name="T3">#</text:span></text:p>
      <text:p text:style-name="P19">Ex: echo <text:span text:style-name="T29">En</text:span>tered arguments are : $@ : </text:p>
      <text:p text:style-name="P19"><text:s text:c="6"/>echo Numner of arguments are : $# : </text:p>
      <text:p text:style-name="P20">O/P: <text:s/>root@sasidhar-P:/home/sasidhar# ./file5.sh sasidhr reddy peyyala Hai How </text:p>
      <text:p text:style-name="P20"><text:s text:c="9"/>Entered arguments are : sasidhr reddy peyyala Hai How</text:p>
      <text:p text:style-name="P20"><text:s text:c="10"/>Numner of arguments are : 5</text:p>
      <text:p text:style-name="P11"><text:tab/><text:tab/>if Statement :</text:p>
      <text:p text:style-name="P21"><text:tab/>Syntax: if [ condition ]</text:p>
      <text:p text:style-name="P21"><text:tab/><text:tab/> <text:s text:c="3"/>then</text:p>
      <text:p text:style-name="P21"><text:tab/><text:tab/><text:tab/>statemen</text:p>
      <text:p text:style-name="P21"><text:tab/><text:tab/> <text:s text:c="2"/>fi</text:p>
      <text:p text:style-name="P21"><text:tab/><text:span text:style-name="T30">Ex1: <text:s/><text:tab/>count=5</text:span></text:p>
      <text:p text:style-name="P21"><text:tab/> <text:s text:c="9"/><text:span text:style-name="T30">if [ $count &lt;= 5 ]</text:span></text:p>
      <text:p text:style-name="P22">[<text:span text:style-name="T8"> *** Note</text:span> :<text:span text:style-name="T10">Integer Comparision:</text:span></text:p>
      <text:p text:style-name="P22"><text:tab/>Lets take a and b are two varibles</text:p>
      <text:p text:style-name="P22"><text:tab/>1. <text:s/>-eq <text:s/>= is equal to <text:tab/><text:tab/><text:tab/>– <text:s text:c="4"/>if [ “$a” -eq “$b” ]</text:p>
      <text:p text:style-name="P22"/>
      <text:p text:style-name="P22"><text:tab/>2. <text:s/>-ne <text:s/>= is not equal to <text:tab/><text:tab/><text:tab/>– <text:s text:c="4"/>if [ “$a” -nq “$b” ]<text:line-break/></text:p>
      <text:p text:style-name="P22"><text:tab/>3. <text:s text:c="2"/>-gt <text:s/>= greater than <text:tab/><text:tab/><text:tab/>– <text:s text:c="4"/>if [ “$a” -gt “$b” ] <text:s text:c="5"/><text:span text:style-name="T31">(OR)</text:span></text:p>
      <text:p text:style-name="P23"><text:tab/> <text:s text:c="5"/><text:span text:style-name="T31">&gt;<text:tab/> <text:s/>= <text:s text:c="6"/>”” <text:s text:c="10"/><text:tab/><text:tab/><text:tab/>- <text:s text:c="5"/></text:span>((“$a” <text:s/><text:span text:style-name="T31">&gt;</text:span> <text:s/>“$b”))<text:span text:style-name="T31"> <text:line-break/></text:span></text:p>
      <text:p text:style-name="P24"><text:tab/>4. <text:s text:c="2"/>-ge <text:s/>= greater than or equal to <text:tab/>- <text:s text:c="5"/>if [ “$a” -ge “$b” ] <text:s text:c="4"/><text:span text:style-name="T32">(OR)</text:span></text:p>
      <text:p text:style-name="P24"><text:tab/> <text:s text:c="5"/><text:span text:style-name="T32">&gt;= <text:s text:c="2"/>= <text:s text:c="13"/>””<text:tab/><text:tab/> <text:s text:c="9"/>- <text:s text:c="5"/></text:span>((“$a” <text:s/><text:span text:style-name="T32">&gt;= </text:span><text:s/>“$b”))<text:line-break/><text:line-break/><text:tab/>5. <text:s text:c="2"/>-lt <text:s text:c="3"/>= <text:s/>is less than <text:s text:c="2"/><text:tab/><text:tab/><text:tab/>- <text:s text:c="5"/>if [ “$a” -lt “$b” ] <text:s text:c="5"/>(OR)</text:p>
      <text:p text:style-name="P22"><text:s text:c="16"/>&lt; <text:s text:c="4"/>= <text:s/><text:tab/> <text:s/>””<text:tab/> <text:s text:c="7"/><text:tab/><text:tab/><text:tab/>- <text:s text:c="5"/>((“$a” <text:s/>&lt; <text:s/>“$b”))<text:line-break/><text:line-break/><text:tab/>6. <text:s text:c="2"/>-le <text:s text:c="3"/>= <text:s/>less than or equal to <text:s/><text:tab/>- <text:s text:c="5"/>if [ “$a” -le “$b” ] <text:s text:c="5"/>(OR)</text:p>
      <text:p text:style-name="P23"><text:tab/> <text:s text:c="5"/><text:span text:style-name="T31">&lt;= <text:s text:c="3"/>= <text:s text:c="6"/>””<text:tab/><text:tab/><text:tab/> <text:s/><text:tab/>- <text:s text:c="6"/></text:span>((“$a” <text:s/>&lt;<text:span text:style-name="T31">= </text:span><text:s/>“$b”))</text:p>
      <text:p text:style-name="P22"><text:tab/><text:span text:style-name="T4">String Comparision : </text:span></text:p>
      <text:p text:style-name="P22"><text:tab/><text:span text:style-name="T33">1. <text:s text:c="2"/>= <text:s text:c="5"/>-- <text:s/>if [ “$a” = “$b”]</text:span></text:p>
      <text:p text:style-name="P22"><text:tab/><text:span text:style-name="T33">2. <text:s text:c="2"/>== <text:s text:c="3"/>-- <text:s/>if [ “$a” == “$b” ]</text:span></text:p>
      <text:p text:style-name="P22"><text:tab/><text:span text:style-name="T33">3. <text:s/>!= <text:s text:c="4"/>-- <text:s/>not equal to <text:s text:c="2"/>- <text:s text:c="2"/>if [ “$a” -ne “$b” ]</text:span></text:p>
      <text:p text:style-name="P25"><text:tab/><text:span text:style-name="T33">4. <text:s/>&lt; <text:s text:c="6"/>-- <text:s/>if [[ “$a” &lt; “$b” ]]<text:line-break/><text:tab/>5. <text:s/>&gt; <text:s text:c="5"/>--- <text:s text:c="2"/>if [[ “$a” &gt; “$b” ]]<text:line-break/><text:tab/>6. <text:s/>-z <text:s text:c="3"/>-- check given string operendsize is zero -</text:span><text:span text:style-name="T4">[ -z <text:s/>$a ] </text:span><text:span text:style-name="T33">: a is file name or string </text:span></text:p>
      <text:p text:style-name="P25"><text:soft-page-break/><text:tab/><text:span text:style-name="T34">7. <text:s text:c="2"/>-n <text:tab/><text:tab/>--- <text:s/>check given string operend is non zero -- </text:span><text:span text:style-name="T5">[ -n $a ] </text:span></text:p>
      <text:p text:style-name="P25"><text:tab/><text:span text:style-name="T34">8. <text:s text:c="3"/>str <text:s text:c="17"/>--- check if str is n.ot empty string <text:s text:c="13"/>--- <text:s/></text:span><text:span text:style-name="T5">[$a]</text:span></text:p>
      <text:p text:style-name="P25"><text:span text:style-name="T5"><text:tab/></text:span><text:span text:style-name="T6">Boolean Test Operators:</text:span></text:p>
      <text:p text:style-name="P25"><text:span text:style-name="T6"><text:tab/></text:span><text:span text:style-name="T35">1. ! <text:tab/>-<text:tab/>[ ! false ] <text:s text:c="2"/>- <text:s/></text:span></text:p>
      <text:p text:style-name="P25"><text:tab/><text:span text:style-name="T35">2. -o <text:s text:c="2"/>- <text:s/>logical or <text:s text:c="2"/>- <text:s/>[ $a -lt $b o $b -gt 100 ]</text:span></text:p>
      <text:p text:style-name="P26"><text:tab/><text:span text:style-name="T35">3. -a <text:s text:c="3"/>- logical and <text:s/>- <text:s/>[ $a -lt $b a $b -gt 100 ]</text:span></text:p>
      <text:p text:style-name="P26"><text:s text:c="9"/><text:span text:style-name="T7">File test Operator :</text:span></text:p>
      <text:p text:style-name="P26"><text:span text:style-name="T7"><text:tab/>1. <text:tab/>-b <text:tab/>- <text:tab/></text:span><text:span text:style-name="T36">check block file or not<text:tab/><text:tab/> : <text:tab/>[ -b $file ]</text:span></text:p>
      <text:p text:style-name="P29"><text:span text:style-name="T17"><text:tab/></text:span><text:span text:style-name="T18">2. <text:tab/>-c<text:tab/>-<text:tab/>character file or not<text:tab/><text:tab/>: <text:s/><text:tab/>[ -c $file ]<text:line-break/><text:tab/>3.<text:tab/>-d <text:tab/>- <text:s text:c="2"/><text:tab/>check file is directory or nt <text:tab/>: <text:tab/>[ -d $file ]<text:line-break/><text:tab/>4.<text:tab/>-f<text:tab/>- <text:tab/>check file is ordinary file or not:<text:tab/>[ -f $file ]<text:line-break/><text:tab/></text:span><text:span text:style-name="T19">5.<text:tab/>-g<text:tab/>- <text:tab/></text:span><text:span text:style-name="T20">Checks if file has its set group ID (SGID) :<text:tab/></text:span><text:span text:style-name="T21">[ -g $file ]</text:span></text:p>
      <text:p text:style-name="P27"><text:span text:style-name="T36"><text:tab/>6.<text:tab/>-k <text:tab/>- <text:s/><text:tab/>check file is stick bit set <text:tab/><text:tab/><text:tab/>:<text:tab/>[ -k $file ]</text:span></text:p>
      <text:p text:style-name="P29"><text:span text:style-name="T17"><text:tab/></text:span><text:span text:style-name="T18">7.<text:tab/>-p <text:tab/>- <text:tab/></text:span>Checks if file is a named pipe<text:tab/><text:tab/>:<text:tab/><text:span text:style-name="T36">[ -p $file ]<text:line-break/><text:tab/></text:span><text:span text:style-name="T23">8.<text:tab/>-t -</text:span><text:span text:style-name="T22">Checks if file descriptor is open and associated with a terminal : [ -t $file ]<text:line-break/><text:tab/></text:span><text:span text:style-name="T25">9.<text:tab/></text:span><text:span text:style-name="T24">-u <text:tab/>-<text:tab/>Checks if file has its Set User ID (SUID<text:tab/><text:tab/>:<text:tab/>[ -u $file ]<text:line-break/><text:tab/></text:span><text:span text:style-name="T25">10.<text:tab/>-r <text:tab/>-<text:tab/>Checks if file is readable;<text:tab/><text:tab/><text:tab/><text:tab/>:<text:tab/>[ -r $file ]<text:line-break/><text:tab/>11.<text:tab/>-w<text:tab/>-<text:tab/>Checks if file is writable;<text:tab/><text:tab/><text:tab/><text:tab/>: <text:s text:c="3"/><text:tab/>[ -w $file ]<text:line-break/><text:tab/>12.<text:tab/>-x<text:tab/>-<text:tab/>Checks if file is executable<text:tab/><text:tab/><text:tab/><text:tab/>:<text:tab/>[ -x $file ] <text:line-break/><text:tab/>13.<text:tab/>-s<text:tab/>-<text:tab/>Checks if file has size greater than 0<text:tab/><text:tab/>:<text:tab/>[ -s $file ]<text:line-break/><text:tab/>14.<text:tab/>-e<text:tab/>-<text:tab/>Checks if file exists<text:tab/><text:tab/><text:tab/><text:tab/><text:tab/>:<text:tab/>[ -e $fil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2:18:14.675795398</meta:creation-date>
    <dc:date>2018-08-12T20:16:04.386730603</dc:date>
    <meta:editing-duration>PT6H33M18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4" meta:paragraph-count="120" meta:word-count="1044" meta:character-count="5642" meta:non-whitespace-character-count="3996"/>
  </office:meta>
</office:document-meta>
</file>